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T7" style:parent-style-name="DefaultParagraphFont" style:family="text">
      <style:text-properties style:font-name="Arial" style:font-name-complex="Arial" fo:font-size="12pt" style:font-size-asian="12pt" style:font-size-complex="12pt" fo:language="en" fo:country="US"/>
    </style:style>
    <style:style style:name="T8" style:parent-style-name="DefaultParagraphFont" style:family="text">
      <style:text-properties style:font-name="Arial" style:font-name-complex="Arial" fo:font-size="12pt" style:font-size-asian="12pt" style:font-size-complex="12pt" fo:language="en" fo:country="US"/>
    </style:style>
  </office:automatic-styles>
  <office:body>
    <office:text text:use-soft-page-breaks="true">
      <text:p text:style-name="P1">Results and Discussion</text:p>
      <text:p text:style-name="P2"><text:span text:style-name="T3">Results and<text:s/></text:span><text:span text:style-name="T4">D</text:span><text:span text:style-name="T5">iscussion were documented in past tense where results from the prototype were recorded and analyzed by using research approaches mentioned in the research methodology. I wrote<text:s/></text:span><text:span text:style-name="T6">3200 words where I presented the results that I gathered using the prototype that I developed. The results that were gathered were a mix of predicted results and unpredicted results where I analyzed students and observed how young students react to the gamification approach to a lesson and also the effect of gamification on how much students recall from a lesson. The results were used to determine if a gamification tool is a good approach to teaching subjects that students tend to not care about, and the results concluded that if the concept of the game is interesting the student stays engaged and also the use of rewards at the end of the prototype had positive feedback as students felt they were rewarded for their knowledge and their attention while playing the game. The game that I created is a gamification approach to cyber security, where I created a game version of an expo where the boards were filled with security tips that one should consider when surfing online and afterwards some questions were asked where the student is rewarded with certificates and a digital badge depending on the questions that he got correct. A passive style of writing was used w</text:span><text:span text:style-name="T7">h</text:span><text:span text:style-name="T8">ere results were objectified and commented on. Tables and graphs were used to present results from the questionnaires that I used to gather inform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18:02:00Z</meta:creation-date>
    <dc:date>2020-06-01T18:31:00Z</dc:date>
    <meta:template xlink:href="Normal" xlink:type="simple"/>
    <meta:editing-cycles>4</meta:editing-cycles>
    <meta:editing-duration>PT1620S</meta:editing-duration>
    <meta:document-statistic meta:page-count="1" meta:paragraph-count="3" meta:word-count="230" meta:character-count="1541" meta:row-count="10" meta:non-whitespace-character-count="1314"/>
  </office:meta>
</office:document-meta>
</file>